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c0a2" officeooo:paragraph-rsid="0013c0a2"/>
    </style:style>
    <style:style style:name="T1" style:family="text">
      <style:text-properties officeooo:rsid="0013c0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m writing to express my interest in the position of an experienced <text:span text:style-name="T1">Software</text:span> Engineer. With a Bachelor’s degree in Computer Science and Mathematics, I have developed both functional and aesthetic components of clients' websites and application software. I am confident I will be an asset to your organization.</text:p>
      <text:p text:style-name="Standard"/>
      <text:p text:style-name="Standard">I enjoy being challenged and engaging with projects that require me to work outside my comfort and knowledge set, as continuing to learn new languages and development techniques are important to me and the success of your organization.</text:p>
      <text:p text:style-name="Standard"/>
      <text:p text:style-name="Standard">Your listed requirements closely match my background and skills. A few I would like to highlight that would enable me to contribute to your bottom line are:</text:p>
      <text:p text:style-name="Standard"/>
      <text:p text:style-name="Standard">Highly skilled in integrating, designing, testing, and developing software in the Test-Driven and Agile way.</text:p>
      <text:p text:style-name="Standard"/>
      <text:p text:style-name="Standard">Thorough understanding of data structures and algorithms.</text:p>
      <text:p text:style-name="Standard"/>
      <text:p text:style-name="Standard">Knowledgeable on front-end development best practices, languages, and frameworks which include React, HTML, CSS, JavaScript, Material UI, and Bootstrap.</text:p>
      <text:p text:style-name="Standard"/>
      <text:p text:style-name="Standard">Deep understanding of back-end development best practices, languages, and frameworks such as Python-Flask, Python-Django, Nodejs, Java, Test Driven Development, and Agile Methodologies.</text:p>
      <text:p text:style-name="Standard"/>
      <text:p text:style-name="Standard">Hands-on database design with MYSQL, POSTGRES, MongoDB, SQLite, and several other databases.</text:p>
      <text:p text:style-name="Standard"/>
      <text:p text:style-name="Standard">Proven track record of proper documentation for future maintenance and upgrades.</text:p>
      <text:p text:style-name="Standard"/>
      <text:p text:style-name="Standard">The following is the link to my portfolio that details my projects <text:a xlink:type="simple" xlink:href="https://arrotech-portfolio.web.app/" text:style-name="Internet_20_link" text:visited-style-name="Visited_20_Internet_20_Link">https://arrotech-portfolio.web.app/</text:a>.</text:p>
      <text:p text:style-name="P1">Some of my best work is developing COVID-19 tracker application </text:p>
      <text:p text:style-name="Standard"/>
      <text:p text:style-name="Standard">Thank you for your time and consideration. I look forward to speaking with you about this opportunit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9:38:26.908527073</meta:creation-date>
    <dc:date>2021-02-03T21:13:07.557840028</dc:date>
    <meta:editing-duration>PT1H24M6S</meta:editing-duration>
    <meta:editing-cycles>1</meta:editing-cycles>
    <meta:document-statistic meta:table-count="0" meta:image-count="0" meta:object-count="0" meta:page-count="1" meta:paragraph-count="12" meta:word-count="239" meta:character-count="1644" meta:non-whitespace-character-count="1416"/>
    <meta:generator>LibreOffice/6.4.6.2$Linux_X86_64 LibreOffice_project/40$Build-2</meta:generator>
  </office:meta>
</office:document-meta>
</file>